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6_1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6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Alfred Myers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October 5, 1891</text:p>
      <text:p text:style-name="P5">Month<text:tab/><text:tab/><text:tab/><text:tab/><text:tab/><text:tab/>October</text:p>
      <text:p text:style-name="P5">Year<text:tab/><text:tab/><text:tab/><text:tab/><text:tab/><text:tab/>1891</text:p>
      <text:p text:style-name="P5">Hebrew Date<text:tab/><text:tab/><text:tab/><text:tab/><text:tab/></text:p>
      <text:p text:style-name="P5">Undated</text:p>
      <text:p text:style-name="P5">City<text:tab/><text:tab/><text:tab/><text:tab/><text:tab/><text:tab/>Toronto</text:p>
      <text:p text:style-name="P5">State<text:tab/><text:tab/><text:tab/><text:tab/><text:tab/><text:tab/>ON</text:p>
      <text:p text:style-name="P5">Country<text:tab/><text:tab/><text:tab/><text:tab/><text:tab/>Canad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3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46 St James Square/</text:p>
      <text:p text:style-name="P3">Toronto./</text:p>
      <text:p text:style-name="P3">Oct 5[/ inserted by author] 91/</text:p>
      <text:p text:style-name="P2">Mr S. Morias[sic!]/</text:p>
      <text:p text:style-name="P2"><text:tab/>My Dear Sir,/</text:p>
      <text:p text:style-name="P2"><text:tab/><text:tab/>Again I send/ my greetings &amp; as before/ it is because I/ am in need of a/ small favor, but/ believe me we often,/ very often have you &amp;/ your dear ones in our/ mind, need we say how/ sorry we were not/ to have met Esther/ on her flying trip thro'/ Canada. <text:s/>Now to my/ favor, some months/ since you kindly sent/</text:p>
      <text:p text:style-name="P2"/>
      <text:p text:style-name="P2">[Page 2]</text:p>
      <text:p text:style-name="P2">me a letter giving/ me your views of our/ people holding a/ service on "Thanksgiving/ day", our congregation/ have adopted the/ idea &amp; now I would/ ask you if you are/ not too busy at this/ season to <text:soft-page-break/>send me/ a copy of the service/ you generally hold,/ I mean about "the/ usual form," our/ minister is new to/ this country &amp; in/ England such a/ service is unknown./ <text:s/>I thought it would/ aid him &amp; in/ doing so I hope/ am not troubling/</text:p>
      <text:p text:style-name="P2"/>
      <text:p text:style-name="P2">[Page 3]</text:p>
      <text:p text:style-name="P2">you too much./ <text:s/>With best wishes for/ the seasons festivity/ &amp; trusting the New Year/ may be one of unallay'd/ joy to you &amp; yours/ united by my wife/ &amp; Family./ <text:s/>Yours very sincerely/ Alfred Myer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8T14:30:55.85</meta:creation-date>
    <dc:date>2011-11-28T14:36:26.19</dc:date>
    <dc:creator>Penn Libraries</dc:creator>
    <meta:editing-duration>PT00H05M30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1" meta:word-count="370" meta:character-count="2321"/>
  </office:meta>
</office:document-meta>
</file>